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a6e" officeooo:paragraph-rsid="00109a6e"/>
    </style:style>
    <style:style style:name="P2" style:family="paragraph" style:parent-style-name="Standard">
      <style:text-properties officeooo:rsid="001211b1" officeooo:paragraph-rsid="001211b1"/>
    </style:style>
    <style:style style:name="P3" style:family="paragraph" style:parent-style-name="Standard" style:list-style-name="L1">
      <style:text-properties officeooo:rsid="00109a6e" officeooo:paragraph-rsid="00109a6e"/>
    </style:style>
    <style:style style:name="P4" style:family="paragraph" style:parent-style-name="Standard">
      <style:text-properties officeooo:rsid="00109a6e" officeooo:paragraph-rsid="00109a6e"/>
    </style:style>
    <style:style style:name="P5" style:family="paragraph" style:parent-style-name="Standard">
      <style:text-properties style:text-underline-style="none" officeooo:rsid="001211b1" officeooo:paragraph-rsid="001211b1"/>
    </style:style>
    <style:style style:name="P6" style:family="paragraph" style:parent-style-name="Standard">
      <style:text-properties officeooo:rsid="0016c23f" officeooo:paragraph-rsid="0016c23f"/>
    </style:style>
    <style:style style:name="P7" style:family="paragraph" style:parent-style-name="Standard">
      <style:text-properties officeooo:rsid="001815ba" officeooo:paragraph-rsid="001815ba"/>
    </style:style>
    <style:style style:name="P8" style:family="paragraph" style:parent-style-name="Standard">
      <style:text-properties officeooo:rsid="001bdb8c" officeooo:paragraph-rsid="001bdb8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15ba"/>
    </style:style>
    <style:style style:name="T3" style:family="text">
      <style:text-properties style:text-underline-style="none" officeooo:rsid="00193886"/>
    </style:style>
    <style:style style:name="T4" style:family="text">
      <style:text-properties style:text-underline-style="none" officeooo:rsid="001a2c20"/>
    </style:style>
    <style:style style:name="T5" style:family="text">
      <style:text-properties style:text-underline-style="none" officeooo:rsid="001bdb8c"/>
    </style:style>
    <style:style style:name="T6" style:family="text">
      <style:text-properties officeooo:rsid="00110b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general este documento es una comparativa practica entre distintos métodos de regularización <text:s/>con la finalidad de averiguar de forma practica, para una serie de tiempo de algún ámbito cuales técnicas ayudan a obtener un mejor generalización.</text:p>
      <text:p text:style-name="P1">Las técnicas utilizadas son:</text:p>
      <text:list xml:id="list2620339751" text:style-name="L1">
        <text:list-item>
          <text:p text:style-name="P3">regularización</text:p>
        </text:list-item>
        <text:list-item>
          <text:p text:style-name="P3">Regularización Bayesiana</text:p>
        </text:list-item>
        <text:list-item>
          <text:p text:style-name="P3">Adici<text:span text:style-name="T6">ó</text:span>n de ruido Gaussiano a la serie de tiempo</text:p>
        </text:list-item>
        <text:list-item>
          <text:p text:style-name="P3">Uso del early-stopping</text:p>
        </text:list-item>
      </text:list>
      <text:p text:style-name="P1"/>
      <text:p text:style-name="P6">Dentro de la regularización se utiliza la técnica de regularización L2 en la función de coste. E<text:span text:style-name="T1">n este tipo de técnica se modifica unicamente un </text:span><text:span text:style-name="T2">parámetro</text:span><text:span text:style-name="T1"> </text:span><text:span text:style-name="T2">(el parametro lamda).</text:span></text:p>
      <text:p text:style-name="P6"><text:span text:style-name="T2"/></text:p>
      <text:p text:style-name="P7"><text:span text:style-name="T1">Regularizacion bayesiana</text:span></text:p>
      <text:p text:style-name="P7"><text:span text:style-name="T1"/></text:p>
      <text:p text:style-name="P7"><text:span text:style-name="T1">Adición de ruido </text:span></text:p>
      <text:p text:style-name="P7"><text:span text:style-name="T1">En este caso se utiliza ruido gaussiano, </text:span><text:span text:style-name="T3">el parametro a variar en esta parte es el valor de sigma, </text:span><text:span text:style-name="T4">en cuanto a la adicion del ruido a la seña se consideran distintas maneras de llevar a cabo esto, la primera probada es sumamente simple </text:span><text:span text:style-name="T5">a la señal oiginal se le suman ruido gaussiano. </text:span></text:p>
      <text:p text:style-name="P8"><text:span text:style-name="T1">En la segunda forma de adicionar el ruido se considera hacerlo despues de que se ha creado la base de datos.</text:span></text:p>
      <text:p text:style-name="P8"><text:span text:style-name="T1"/></text:p>
      <text:p text:style-name="P8"><text:span text:style-name="T1"/></text:p>
      <text:p text:style-name="P1"/>
      <text:p text:style-name="P1"/>
      <text:p text:style-name="P2">links de datasets</text:p>
      <text:p text:style-name="P2"/>
      <text:p text:style-name="P2"><text:a xlink:type="simple" xlink:href="https://demanda.ree.es/visiona/peninsula/demanda/tablas/2019-12-31/1" text:style-name="Internet_20_link" text:visited-style-name="Visited_20_Internet_20_Link">https://demanda.ree.es/visiona/peninsula/demanda/tablas/2019-12-31/1</text:a></text:p>
      <text:p text:style-name="P2"><text:a xlink:type="simple" xlink:href="http://www.caiso.com/participate/Pages/Load/Default.aspx" text:style-name="Internet_20_link" text:visited-style-name="Visited_20_Internet_20_Link"><text:span text:style-name="T1">http://www.caiso.com/participate/Pages/Load/Default.aspx</text:span></text:a></text:p>
      <text:p text:style-name="P2"><text:a xlink:type="simple" xlink:href="https://openei.org/datasets/dataset/anemometer-data-wind-speed-direction-for-laurel-nebraska-2001-2002" text:style-name="Internet_20_link" text:visited-style-name="Visited_20_Internet_20_Link"><text:span text:style-name="T1">https://openei.org/datasets/dataset/anemometer-data-wind-speed-direction-for-laurel-nebraska-2001-2002</text:span></text:a></text:p>
      <text:p text:style-name="P5"/>
      <text:p text:style-name="P2"><text:a xlink:type="simple" xlink:href="https://catalog.data.gov/organization/735d0118-b2a7-4246-a0e3-608b0fa8d1ec?res_format=CSV&amp;tags=wind-speed" text:style-name="Internet_20_link" text:visited-style-name="Visited_20_Internet_20_Link"><text:span text:style-name="T1">https://catalog.data.gov/organization/735d0118-b2a7-4246-a0e3-608b0fa8d1ec?res_format=CSV&amp;tags=wind-speed</text:span></text:a></text:p>
      <text:p text:style-name="P5"/>
      <text:p text:style-name="P5">https://solargis.com/products/evaluate/useful-resourc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30T21:34:47.174000000</meta:creation-date>
    <dc:date>2020-01-05T20:54:19.726000000</dc:date>
    <meta:editing-duration>PT1H35M4S</meta:editing-duration>
    <meta:editing-cycles>7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7" meta:word-count="176" meta:character-count="1395" meta:non-whitespace-character-count="1237"/>
  </office:meta>
</office:document-meta>
</file>